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17624" calcext:value-type="float">
            <text:p>-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42" calcext:value-type="float">
            <text:p>-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2384" calcext:value-type="float">
            <text:p>-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1904" calcext:value-type="float">
            <text:p>-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1904" calcext:value-type="float">
            <text:p>-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50568" calcext:value-type="float">
            <text:p>-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20088" calcext:value-type="float">
            <text:p>-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87144" calcext:value-type="float">
            <text:p>-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7248" calcext:value-type="float">
            <text:p>-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8104" calcext:value-type="float">
            <text:p>-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2864" calcext:value-type="float">
            <text:p>-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5432" calcext:value-type="float">
            <text:p>-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8" calcext:value-type="float">
            <text:p>-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50568" calcext:value-type="float">
            <text:p>-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4952" calcext:value-type="float">
            <text:p>-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84096" calcext:value-type="float">
            <text:p>-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84096" calcext:value-type="float">
            <text:p>-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5432" calcext:value-type="float">
            <text:p>-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5912" calcext:value-type="float">
            <text:p>-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8104" calcext:value-type="float">
            <text:p>-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372" calcext:value-type="float">
            <text:p>-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5912" calcext:value-type="float">
            <text:p>-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90192" calcext:value-type="float">
            <text:p>-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1904" calcext:value-type="float">
            <text:p>-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87144" calcext:value-type="float">
            <text:p>-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9324" calcext:value-type="float">
            <text:p>-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6768" calcext:value-type="float">
            <text:p>-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0672" calcext:value-type="float">
            <text:p>-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5432" calcext:value-type="float">
            <text:p>-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5912" calcext:value-type="float">
            <text:p>-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372" calcext:value-type="float">
            <text:p>-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9816" calcext:value-type="float">
            <text:p>-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8104" calcext:value-type="float">
            <text:p>-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5056" calcext:value-type="float">
            <text:p>-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42" calcext:value-type="float">
            <text:p>-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6392" calcext:value-type="float">
            <text:p>-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6392" calcext:value-type="float">
            <text:p>-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9816" calcext:value-type="float">
            <text:p>-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372" calcext:value-type="float">
            <text:p>-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42" calcext:value-type="float">
            <text:p>-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5056" calcext:value-type="float">
            <text:p>-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896" calcext:value-type="float">
            <text:p>-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5912" calcext:value-type="float">
            <text:p>-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5912" calcext:value-type="float">
            <text:p>-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0672" calcext:value-type="float">
            <text:p>-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14576" calcext:value-type="float">
            <text:p>-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944" calcext:value-type="float">
            <text:p>-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5536" calcext:value-type="float">
            <text:p>-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468" calcext:value-type="float">
            <text:p>-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2968" calcext:value-type="float">
            <text:p>-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468" calcext:value-type="float">
            <text:p>-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5536" calcext:value-type="float">
            <text:p>-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5536" calcext:value-type="float">
            <text:p>-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6872" calcext:value-type="float">
            <text:p>-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2112" calcext:value-type="float">
            <text:p>-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516" calcext:value-type="float">
            <text:p>-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2112" calcext:value-type="float">
            <text:p>-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6016" calcext:value-type="float">
            <text:p>-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6016" calcext:value-type="float">
            <text:p>-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516" calcext:value-type="float">
            <text:p>-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2968" calcext:value-type="float">
            <text:p>-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944" calcext:value-type="float">
            <text:p>-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2112" calcext:value-type="float">
            <text:p>-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9544" calcext:value-type="float">
            <text:p>-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9544" calcext:value-type="float">
            <text:p>-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564" calcext:value-type="float">
            <text:p>-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5536" calcext:value-type="float">
            <text:p>-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8104" calcext:value-type="float">
            <text:p>-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0776" calcext:value-type="float">
            <text:p>-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5912" calcext:value-type="float">
            <text:p>-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2112" calcext:value-type="float">
            <text:p>-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6016" calcext:value-type="float">
            <text:p>-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2968" calcext:value-type="float">
            <text:p>-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2112" calcext:value-type="float">
            <text:p>-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516" calcext:value-type="float">
            <text:p>-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516" calcext:value-type="float">
            <text:p>-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516" calcext:value-type="float">
            <text:p>-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2968" calcext:value-type="float">
            <text:p>-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8104" calcext:value-type="float">
            <text:p>-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9816" calcext:value-type="float">
            <text:p>-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1152" calcext:value-type="float">
            <text:p>-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42" calcext:value-type="float">
            <text:p>-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5056" calcext:value-type="float">
            <text:p>-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2864" calcext:value-type="float">
            <text:p>-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896" calcext:value-type="float">
            <text:p>-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468" calcext:value-type="float">
            <text:p>-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944" calcext:value-type="float">
            <text:p>-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2008" calcext:value-type="float">
            <text:p>-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0296" calcext:value-type="float">
            <text:p>-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468" calcext:value-type="float">
            <text:p>-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468" calcext:value-type="float">
            <text:p>-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0296" calcext:value-type="float">
            <text:p>-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2488" calcext:value-type="float">
            <text:p>-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3344" calcext:value-type="float">
            <text:p>-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2488" calcext:value-type="float">
            <text:p>-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6872" calcext:value-type="float">
            <text:p>-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3344" calcext:value-type="float">
            <text:p>-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8104" calcext:value-type="float">
            <text:p>-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372" calcext:value-type="float">
            <text:p>-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99336" calcext:value-type="float">
            <text:p>-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9324" calcext:value-type="float">
            <text:p>-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11528" calcext:value-type="float">
            <text:p>-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2112" calcext:value-type="float">
            <text:p>-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9064" calcext:value-type="float">
            <text:p>-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42" calcext:value-type="float">
            <text:p>-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2864" calcext:value-type="float">
            <text:p>-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1152" calcext:value-type="float">
            <text:p>-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896" calcext:value-type="float">
            <text:p>-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29816" calcext:value-type="float">
            <text:p>-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3344" calcext:value-type="float">
            <text:p>-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1632" calcext:value-type="float">
            <text:p>-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9544" calcext:value-type="float">
            <text:p>-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9064" calcext:value-type="float">
            <text:p>-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8208" calcext:value-type="float">
            <text:p>-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6016" calcext:value-type="float">
            <text:p>-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6872" calcext:value-type="float">
            <text:p>-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0776" calcext:value-type="float">
            <text:p>-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2968" calcext:value-type="float">
            <text:p>-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328" calcext:value-type="float">
            <text:p>-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4824" calcext:value-type="float">
            <text:p>-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7872" calcext:value-type="float">
            <text:p>-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9544" calcext:value-type="float">
            <text:p>-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9544" calcext:value-type="float">
            <text:p>-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1736" calcext:value-type="float">
            <text:p>-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564" calcext:value-type="float">
            <text:p>-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9544" calcext:value-type="float">
            <text:p>-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9544" calcext:value-type="float">
            <text:p>-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94152" calcext:value-type="float">
            <text:p>-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7248" calcext:value-type="float">
            <text:p>-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516" calcext:value-type="float">
            <text:p>-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0776" calcext:value-type="float">
            <text:p>-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8584" calcext:value-type="float">
            <text:p>-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4304" calcext:value-type="float">
            <text:p>-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4784" calcext:value-type="float">
            <text:p>-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7352" calcext:value-type="float">
            <text:p>-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4512" calcext:value-type="float">
            <text:p>-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9064" calcext:value-type="float">
            <text:p>-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1736" calcext:value-type="float">
            <text:p>-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6432" calcext:value-type="float">
            <text:p>-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616" calcext:value-type="float">
            <text:p>-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8728" calcext:value-type="float">
            <text:p>-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8728" calcext:value-type="float">
            <text:p>-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7872" calcext:value-type="float">
            <text:p>-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5712" calcext:value-type="float">
            <text:p>-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05304" calcext:value-type="float">
            <text:p>-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7016" calcext:value-type="float">
            <text:p>-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7872" calcext:value-type="float">
            <text:p>-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0064" calcext:value-type="float">
            <text:p>-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0064" calcext:value-type="float">
            <text:p>-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4824" calcext:value-type="float">
            <text:p>-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6432" calcext:value-type="float">
            <text:p>-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7016" calcext:value-type="float">
            <text:p>-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0064" calcext:value-type="float">
            <text:p>-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568" calcext:value-type="float">
            <text:p>-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4448" calcext:value-type="float">
            <text:p>-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38832" calcext:value-type="float">
            <text:p>-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87728" calcext:value-type="float">
            <text:p>-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1736" calcext:value-type="float">
            <text:p>-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088" calcext:value-type="float">
            <text:p>-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9168" calcext:value-type="float">
            <text:p>-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3448" calcext:value-type="float">
            <text:p>-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564" calcext:value-type="float">
            <text:p>-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6496" calcext:value-type="float">
            <text:p>-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1516" calcext:value-type="float">
            <text:p>-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21256" calcext:value-type="float">
            <text:p>-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564" calcext:value-type="float">
            <text:p>-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09064" calcext:value-type="float">
            <text:p>-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6872" calcext:value-type="float">
            <text:p>-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8688" calcext:value-type="float">
            <text:p>-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3072" calcext:value-type="float">
            <text:p>-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57832" calcext:value-type="float">
            <text:p>-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5264" calcext:value-type="float">
            <text:p>-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612" calcext:value-type="float">
            <text:p>-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10-1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66" calcext:value-type="float">
            <text:p>-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2696" calcext:value-type="float">
            <text:p>-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328" calcext:value-type="float">
            <text:p>-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4512" calcext:value-type="float">
            <text:p>-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4512" calcext:value-type="float">
            <text:p>-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092" calcext:value-type="float">
            <text:p>-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4824" calcext:value-type="float">
            <text:p>-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8728" calcext:value-type="float">
            <text:p>-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3968" calcext:value-type="float">
            <text:p>-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8728" calcext:value-type="float">
            <text:p>-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3112" calcext:value-type="float">
            <text:p>-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3-01-3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2-0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2216" calcext:value-type="float">
            <text:p>-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3552" calcext:value-type="float">
            <text:p>-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0504" calcext:value-type="float">
            <text:p>-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7456" calcext:value-type="float">
            <text:p>-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88312" calcext:value-type="float">
            <text:p>-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4408" calcext:value-type="float">
            <text:p>-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0984" calcext:value-type="float">
            <text:p>-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09648" calcext:value-type="float">
            <text:p>-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8792" calcext:value-type="float">
            <text:p>-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15744" calcext:value-type="float">
            <text:p>-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7936" calcext:value-type="float">
            <text:p>-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4032" calcext:value-type="float">
            <text:p>-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3708" calcext:value-type="float">
            <text:p>-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4888" calcext:value-type="float">
            <text:p>-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4512" calcext:value-type="float">
            <text:p>-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328" calcext:value-type="float">
            <text:p>-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8416" calcext:value-type="float">
            <text:p>-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4512" calcext:value-type="float">
            <text:p>-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8-0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1464" calcext:value-type="float">
            <text:p>-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0128" calcext:value-type="float">
            <text:p>-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4512" calcext:value-type="float">
            <text:p>-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9272" calcext:value-type="float">
            <text:p>-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5368" calcext:value-type="float">
            <text:p>-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6224" calcext:value-type="float">
            <text:p>-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328" calcext:value-type="float">
            <text:p>-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4992" calcext:value-type="float">
            <text:p>-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9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6432" calcext:value-type="float">
            <text:p>-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8728" calcext:value-type="float">
            <text:p>-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14" calcext:value-type="float">
            <text:p>-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6432" calcext:value-type="float">
            <text:p>-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7872" calcext:value-type="float">
            <text:p>-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4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328" calcext:value-type="float">
            <text:p>-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6432" calcext:value-type="float">
            <text:p>-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6432" calcext:value-type="float">
            <text:p>-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31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3968" calcext:value-type="float">
            <text:p>-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32736" calcext:value-type="float">
            <text:p>-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6432" calcext:value-type="float">
            <text:p>-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5232" calcext:value-type="float">
            <text:p>-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6704" calcext:value-type="float">
            <text:p>-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9752" calcext:value-type="float">
            <text:p>-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2424" calcext:value-type="float">
            <text:p>-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0232" calcext:value-type="float">
            <text:p>-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6756" calcext:value-type="float">
            <text:p>-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3656" calcext:value-type="float">
            <text:p>-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43176" calcext:value-type="float">
            <text:p>-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5848" calcext:value-type="float">
            <text:p>-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70608" calcext:value-type="float">
            <text:p>-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1944" calcext:value-type="float">
            <text:p>-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9804" calcext:value-type="float">
            <text:p>-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328" calcext:value-type="float">
            <text:p>-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7496" calcext:value-type="float">
            <text:p>-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3592" calcext:value-type="float">
            <text:p>-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05304" calcext:value-type="float">
            <text:p>-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38832" calcext:value-type="float">
            <text:p>-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47976" calcext:value-type="float">
            <text:p>-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14" calcext:value-type="float">
            <text:p>-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35784" calcext:value-type="float">
            <text:p>-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51024" calcext:value-type="float">
            <text:p>-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0544" calcext:value-type="float">
            <text:p>-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0064" calcext:value-type="float">
            <text:p>-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7872" calcext:value-type="float">
            <text:p>-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5576" calcext:value-type="float">
            <text:p>-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092" calcext:value-type="float">
            <text:p>-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852" calcext:value-type="float">
            <text:p>-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7016" calcext:value-type="float">
            <text:p>-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1296" calcext:value-type="float">
            <text:p>-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4136" calcext:value-type="float">
            <text:p>-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0712" calcext:value-type="float">
            <text:p>-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9856" calcext:value-type="float">
            <text:p>-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6808" calcext:value-type="float">
            <text:p>-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6328" calcext:value-type="float">
            <text:p>-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4616" calcext:value-type="float">
            <text:p>-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25472" calcext:value-type="float">
            <text:p>-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7184" calcext:value-type="float">
            <text:p>-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01088" calcext:value-type="float">
            <text:p>-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9" calcext:value-type="float">
            <text:p>-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1192" calcext:value-type="float">
            <text:p>-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8144" calcext:value-type="float">
            <text:p>-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5096" calcext:value-type="float">
            <text:p>-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1672" calcext:value-type="float">
            <text:p>-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092" calcext:value-type="float">
            <text:p>-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7016" calcext:value-type="float">
            <text:p>-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632" calcext:value-type="float">
            <text:p>-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056" calcext:value-type="float">
            <text:p>-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568" calcext:value-type="float">
            <text:p>-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568" calcext:value-type="float">
            <text:p>-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568" calcext:value-type="float">
            <text:p>-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7496" calcext:value-type="float">
            <text:p>-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7496" calcext:value-type="float">
            <text:p>-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02256" calcext:value-type="float">
            <text:p>-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6536" calcext:value-type="float">
            <text:p>-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7872" calcext:value-type="float">
            <text:p>-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568" calcext:value-type="float">
            <text:p>-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2048" calcext:value-type="float">
            <text:p>-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7016" calcext:value-type="float">
            <text:p>-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3592" calcext:value-type="float">
            <text:p>-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14" calcext:value-type="float">
            <text:p>-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664" calcext:value-type="float">
            <text:p>-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32736" calcext:value-type="float">
            <text:p>-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9688" calcext:value-type="float">
            <text:p>-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0544" calcext:value-type="float">
            <text:p>-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60168" calcext:value-type="float">
            <text:p>-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8728" calcext:value-type="float">
            <text:p>-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7496" calcext:value-type="float">
            <text:p>-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66264" calcext:value-type="float">
            <text:p>-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47976" calcext:value-type="float">
            <text:p>-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51024" calcext:value-type="float">
            <text:p>-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38832" calcext:value-type="float">
            <text:p>-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5712" calcext:value-type="float">
            <text:p>-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44928" calcext:value-type="float">
            <text:p>-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3592" calcext:value-type="float">
            <text:p>-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08352" calcext:value-type="float">
            <text:p>-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9208" calcext:value-type="float">
            <text:p>-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7016" calcext:value-type="float">
            <text:p>-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092" calcext:value-type="float">
            <text:p>-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664" calcext:value-type="float">
            <text:p>-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60168" calcext:value-type="float">
            <text:p>-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96744" calcext:value-type="float">
            <text:p>-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11984" calcext:value-type="float">
            <text:p>-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11984" calcext:value-type="float">
            <text:p>-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75408" calcext:value-type="float">
            <text:p>-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21128" calcext:value-type="float">
            <text:p>-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15032" calcext:value-type="float">
            <text:p>-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0284" calcext:value-type="float">
            <text:p>-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11984" calcext:value-type="float">
            <text:p>-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08936" calcext:value-type="float">
            <text:p>-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99792" calcext:value-type="float">
            <text:p>-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96744" calcext:value-type="float">
            <text:p>-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63216" calcext:value-type="float">
            <text:p>-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0064" calcext:value-type="float">
            <text:p>-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14448" calcext:value-type="float">
            <text:p>-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02256" calcext:value-type="float">
            <text:p>-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9208" calcext:value-type="float">
            <text:p>-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4824" calcext:value-type="float">
            <text:p>-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4824" calcext:value-type="float">
            <text:p>-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2152" calcext:value-type="float">
            <text:p>-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7392" calcext:value-type="float">
            <text:p>-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2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3488" calcext:value-type="float">
            <text:p>-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1568" calcext:value-type="float">
            <text:p>-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996" calcext:value-type="float">
            <text:p>-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8248" calcext:value-type="float">
            <text:p>-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104" calcext:value-type="float">
            <text:p>-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8624" calcext:value-type="float">
            <text:p>-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7288" calcext:value-type="float">
            <text:p>-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44344" calcext:value-type="float">
            <text:p>-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71776" calcext:value-type="float">
            <text:p>-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616" calcext:value-type="float">
            <text:p>-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9584" calcext:value-type="float">
            <text:p>-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3008" calcext:value-type="float">
            <text:p>-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6912" calcext:value-type="float">
            <text:p>-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3384" calcext:value-type="float">
            <text:p>-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044" calcext:value-type="float">
            <text:p>-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0336" calcext:value-type="float">
            <text:p>-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7768" calcext:value-type="float">
            <text:p>-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0816" calcext:value-type="float">
            <text:p>-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48" calcext:value-type="float">
            <text:p>-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37748571429" calcext:value-type="float">
            <text:p>-14.8537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67636" calcext:value-type="float">
            <text:p>-14.86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615125" calcext:value-type="float">
            <text:p>-14.926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13864" calcext:value-type="float">
            <text:p>-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77075" calcext:value-type="float">
            <text:p>-14.9297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294972903226" calcext:value-type="float">
            <text:p>-14.929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7298" calcext:value-type="float">
            <text:p>-14.957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853747692308" calcext:value-type="float">
            <text:p>-14.98537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22992" calcext:value-type="float">
            <text:p>-14.99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774668387097" calcext:value-type="float">
            <text:p>-15.1774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572216" calcext:value-type="float">
            <text:p>-15.05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058939354839" calcext:value-type="float">
            <text:p>-15.005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4908" calcext:value-type="float">
            <text:p>-14.8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94928" calcext:value-type="float">
            <text:p>-14.83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73795" calcext:value-type="float">
            <text:p>-14.8473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898732903226" calcext:value-type="float">
            <text:p>-14.889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25336774194" calcext:value-type="float">
            <text:p>-14.9625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22411428571" calcext:value-type="float">
            <text:p>-14.9922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03424" calcext:value-type="float">
            <text:p>-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55012" calcext:value-type="float">
            <text:p>-14.95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96129032258" calcext:value-type="float">
            <text:p>-14.96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353754482759" calcext:value-type="float">
            <text:p>-15.23537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329207741936" calcext:value-type="float">
            <text:p>-15.2329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275010909091" calcext:value-type="float">
            <text:p>-15.12750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58288" calcext:value-type="float">
            <text:p>-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580164705882" calcext:value-type="float">
            <text:p>-15.05801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22652" calcext:value-type="float">
            <text:p>-15.12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34704516129" calcext:value-type="float">
            <text:p>-15.083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453153548387" calcext:value-type="float">
            <text:p>-15.1453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971372903226" calcext:value-type="float">
            <text:p>-15.0971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354830967742" calcext:value-type="float">
            <text:p>-15.1354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769752258065" calcext:value-type="float">
            <text:p>-15.1769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763185714286" calcext:value-type="float">
            <text:p>-15.1763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095075" calcext:value-type="float">
            <text:p>-15.109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247659354839" calcext:value-type="float">
            <text:p>-15.124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27732" calcext:value-type="float">
            <text:p>-15.1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5494175" calcext:value-type="float">
            <text:p>-15.1549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163272" calcext:value-type="float">
            <text:p>-15.21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736322580645" calcext:value-type="float">
            <text:p>-15.173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972296774193" calcext:value-type="float">
            <text:p>-15.1972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78532" calcext:value-type="float">
            <text:p>-15.17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850376774194" calcext:value-type="float">
            <text:p>-15.1850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147016" calcext:value-type="float">
            <text:p>-15.21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919202580645" calcext:value-type="float">
            <text:p>-15.191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77462068966" calcext:value-type="float">
            <text:p>-15.3377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016482580645" calcext:value-type="float">
            <text:p>-15.3016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703876129032" calcext:value-type="float">
            <text:p>-15.170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667496774194" calcext:value-type="float">
            <text:p>-15.166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040139354839" calcext:value-type="float">
            <text:p>-15.2040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957024" calcext:value-type="float">
            <text:p>-15.1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602603870968" calcext:value-type="float">
            <text:p>-15.1602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8285" calcext:value-type="float">
            <text:p>-15.18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5588" calcext:value-type="float">
            <text:p>-15.24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7362325" calcext:value-type="float">
            <text:p>-15.2736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14856" calcext:value-type="float">
            <text:p>-15.39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306675" calcext:value-type="float">
            <text:p>-15.3930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825192" calcext:value-type="float">
            <text:p>-15.4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573852903226" calcext:value-type="float">
            <text:p>-15.5573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566105806452" calcext:value-type="float">
            <text:p>-15.3566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655579354839" calcext:value-type="float">
            <text:p>-15.365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324975" calcext:value-type="float">
            <text:p>-15.3332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211784" calcext:value-type="float">
            <text:p>-15.32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057225" calcext:value-type="float">
            <text:p>-15.30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163966451613" calcext:value-type="float">
            <text:p>-15.3163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69460645161" calcext:value-type="float">
            <text:p>-15.336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15112516129" calcext:value-type="float">
            <text:p>-15.415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657486451613" calcext:value-type="float">
            <text:p>-15.4657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8545925" calcext:value-type="float">
            <text:p>-15.4854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18308" calcext:value-type="float">
            <text:p>-15.41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39496516129" calcext:value-type="float">
            <text:p>-15.4394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525" calcext:value-type="float">
            <text:p>-15.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942544" calcext:value-type="float">
            <text:p>-15.29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93058064516" calcext:value-type="float">
            <text:p>-15.339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50779354839" calcext:value-type="float">
            <text:p>-15.335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15383225806" calcext:value-type="float">
            <text:p>-15.3315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468766451613" calcext:value-type="float">
            <text:p>-15.3468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058701935484" calcext:value-type="float">
            <text:p>-15.4058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052743225807" calcext:value-type="float">
            <text:p>-15.5052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924864516129" calcext:value-type="float">
            <text:p>-15.592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590567741935" calcext:value-type="float">
            <text:p>-15.559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283408" calcext:value-type="float">
            <text:p>-15.52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82672" calcext:value-type="float">
            <text:p>-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6004" calcext:value-type="float">
            <text:p>-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88768" calcext:value-type="float">
            <text:p>-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0576" calcext:value-type="float">
            <text:p>-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16784" calcext:value-type="float">
            <text:p>-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94864" calcext:value-type="float">
            <text:p>-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96032" calcext:value-type="float">
            <text:p>-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59456" calcext:value-type="float">
            <text:p>-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16784" calcext:value-type="float">
            <text:p>-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273261538461" calcext:value-type="float">
            <text:p>-15.82732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3655384615" calcext:value-type="float">
            <text:p>-15.84936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4952" calcext:value-type="float">
            <text:p>-15.54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67051" calcext:value-type="float">
            <text:p>-15.267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68296" calcext:value-type="float">
            <text:p>-15.0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8572" calcext:value-type="float">
            <text:p>-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59706666667" calcext:value-type="float">
            <text:p>-14.8359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406577777778" calcext:value-type="float">
            <text:p>-15.1406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05384516129" calcext:value-type="float">
            <text:p>-15.305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90144516129" calcext:value-type="float">
            <text:p>-15.29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028281290323" calcext:value-type="float">
            <text:p>-15.3028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209135483871" calcext:value-type="float">
            <text:p>-15.420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38704" calcext:value-type="float">
            <text:p>-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935555" calcext:value-type="float">
            <text:p>-15.493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147554285714" calcext:value-type="float">
            <text:p>-15.5147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5402675" calcext:value-type="float">
            <text:p>-15.4540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33695483871" calcext:value-type="float">
            <text:p>-15.43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213068387097" calcext:value-type="float">
            <text:p>-15.421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541465806452" calcext:value-type="float">
            <text:p>-15.4541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936722580645" calcext:value-type="float">
            <text:p>-15.493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21452903226" calcext:value-type="float">
            <text:p>-15.5421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513876129032" calcext:value-type="float">
            <text:p>-15.551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814743225806" calcext:value-type="float">
            <text:p>-15.5814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650055" calcext:value-type="float">
            <text:p>-15.6650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938570322581" calcext:value-type="float">
            <text:p>-15.6938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157770322581" calcext:value-type="float">
            <text:p>-15.8157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470308965517" calcext:value-type="float">
            <text:p>-15.94703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797850322581" calcext:value-type="float">
            <text:p>-15.8797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523530322581" calcext:value-type="float">
            <text:p>-15.8523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451552" calcext:value-type="float">
            <text:p>-15.74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0548675" calcext:value-type="float">
            <text:p>-15.7054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808168" calcext:value-type="float">
            <text:p>-15.78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341692903226" calcext:value-type="float">
            <text:p>-15.7341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8624625" calcext:value-type="float">
            <text:p>-15.6862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189168" calcext:value-type="float">
            <text:p>-15.81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536005" calcext:value-type="float">
            <text:p>-15.8536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529016" calcext:value-type="float">
            <text:p>-16.05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9540275" calcext:value-type="float">
            <text:p>-15.7954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818511428571" calcext:value-type="float">
            <text:p>-15.6818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220458181818" calcext:value-type="float">
            <text:p>-15.72204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02208516129" calcext:value-type="float">
            <text:p>-15.8022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94736" calcext:value-type="float">
            <text:p>-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899181935484" calcext:value-type="float">
            <text:p>-15.789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50771612903" calcext:value-type="float">
            <text:p>-15.8450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63697" calcext:value-type="float">
            <text:p>-15.863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230529032258" calcext:value-type="float">
            <text:p>-15.823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576624516129" calcext:value-type="float">
            <text:p>-15.857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225553548387" calcext:value-type="float">
            <text:p>-15.9225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981654193548" calcext:value-type="float">
            <text:p>-15.9981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54064516129" calcext:value-type="float">
            <text:p>-16.09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447771034483" calcext:value-type="float">
            <text:p>-16.0447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7885425" calcext:value-type="float">
            <text:p>-15.9788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290446451613" calcext:value-type="float">
            <text:p>-15.9290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332168" calcext:value-type="float">
            <text:p>-15.93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76239483871" calcext:value-type="float">
            <text:p>-15.976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289496" calcext:value-type="float">
            <text:p>-15.92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278647741936" calcext:value-type="float">
            <text:p>-15.9278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153225" calcext:value-type="float">
            <text:p>-15.915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388048" calcext:value-type="float">
            <text:p>-15.9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05988" calcext:value-type="float">
            <text:p>-15.90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717232" calcext:value-type="float">
            <text:p>-15.9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2971775" calcext:value-type="float">
            <text:p>-16.029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541425714286" calcext:value-type="float">
            <text:p>-16.0541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15335" calcext:value-type="float">
            <text:p>-16.015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151811612903" calcext:value-type="float">
            <text:p>-15.9151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371792" calcext:value-type="float">
            <text:p>-15.93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5523225" calcext:value-type="float">
            <text:p>-15.9552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889952" calcext:value-type="float">
            <text:p>-15.98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6590025" calcext:value-type="float">
            <text:p>-15.9659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750596129032" calcext:value-type="float">
            <text:p>-15.975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26384" calcext:value-type="float">
            <text:p>-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677778064516" calcext:value-type="float">
            <text:p>-16.067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153659354839" calcext:value-type="float">
            <text:p>-16.115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88309" calcext:value-type="float">
            <text:p>-16.188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868394285714" calcext:value-type="float">
            <text:p>-16.1868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837984516129" calcext:value-type="float">
            <text:p>-16.183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493855483871" calcext:value-type="float">
            <text:p>-16.149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143696" calcext:value-type="float">
            <text:p>-16.1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6249625" calcext:value-type="float">
            <text:p>-16.162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246082580645" calcext:value-type="float">
            <text:p>-16.124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412188387097" calcext:value-type="float">
            <text:p>-16.2412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376485" calcext:value-type="float">
            <text:p>-16.2376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266670967742" calcext:value-type="float">
            <text:p>-16.226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361060645161" calcext:value-type="float">
            <text:p>-16.2361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658859354839" calcext:value-type="float">
            <text:p>-16.4658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067016774194" calcext:value-type="float">
            <text:p>-16.3067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236331428571" calcext:value-type="float">
            <text:p>-16.2236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839275" calcext:value-type="float">
            <text:p>-16.18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287318709677" calcext:value-type="float">
            <text:p>-16.2287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996283870968" calcext:value-type="float">
            <text:p>-16.199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72184516129" calcext:value-type="float">
            <text:p>-16.372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729416" calcext:value-type="float">
            <text:p>-16.37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1450275" calcext:value-type="float">
            <text:p>-16.2145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48888" calcext:value-type="float">
            <text:p>-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771584" calcext:value-type="float">
            <text:p>-16.1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8059375" calcext:value-type="float">
            <text:p>-16.1805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136328" calcext:value-type="float">
            <text:p>-16.21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93084" calcext:value-type="float">
            <text:p>-16.2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325503448276" calcext:value-type="float">
            <text:p>-16.3325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24504" calcext:value-type="float">
            <text:p>-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381708387097" calcext:value-type="float">
            <text:p>-16.2381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413696" calcext:value-type="float">
            <text:p>-16.24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71367" calcext:value-type="float">
            <text:p>-16.271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58032" calcext:value-type="float">
            <text:p>-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143508571429" calcext:value-type="float">
            <text:p>-16.4143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10813" calcext:value-type="float">
            <text:p>-16.410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73424" calcext:value-type="float">
            <text:p>-16.4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228145" calcext:value-type="float">
            <text:p>-16.422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419876129032" calcext:value-type="float">
            <text:p>-16.5419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904545" calcext:value-type="float">
            <text:p>-16.590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317095172414" calcext:value-type="float">
            <text:p>-16.33170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963125" calcext:value-type="float">
            <text:p>-16.0996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830237419355" calcext:value-type="float">
            <text:p>-15.9830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525259354839" calcext:value-type="float">
            <text:p>-16.2525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1908725" calcext:value-type="float">
            <text:p>-16.3190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941" calcext:value-type="float">
            <text:p>-16.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454467096774" calcext:value-type="float">
            <text:p>-16.2454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2782450526316" calcext:value-type="float">
            <text:p>-16.278245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46424" calcext:value-type="float">
            <text:p>-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68776" calcext:value-type="float">
            <text:p>-16.3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807648" calcext:value-type="float">
            <text:p>-16.3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079739354839" calcext:value-type="float">
            <text:p>-16.407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635688" calcext:value-type="float">
            <text:p>-16.46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76268387097" calcext:value-type="float">
            <text:p>-16.457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907615483871" calcext:value-type="float">
            <text:p>-16.490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00856" calcext:value-type="float">
            <text:p>-16.5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633295483871" calcext:value-type="float">
            <text:p>-16.463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138352" calcext:value-type="float">
            <text:p>-16.61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399169032258" calcext:value-type="float">
            <text:p>-16.6399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655862857143" calcext:value-type="float">
            <text:p>-16.4655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826125714286" calcext:value-type="float">
            <text:p>-17.7826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653171612903" calcext:value-type="float">
            <text:p>-17.7653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1396" calcext:value-type="float">
            <text:p>-17.7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460275" calcext:value-type="float">
            <text:p>-17.74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349785" calcext:value-type="float">
            <text:p>-17.7349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33264" calcext:value-type="float">
            <text:p>-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3680516129" calcext:value-type="float">
            <text:p>-17.6736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90008" calcext:value-type="float">
            <text:p>-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0992" calcext:value-type="float">
            <text:p>-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689135483871" calcext:value-type="float">
            <text:p>-18.468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02376" calcext:value-type="float">
            <text:p>-18.5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131587096774" calcext:value-type="float">
            <text:p>-18.51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888670967742" calcext:value-type="float">
            <text:p>-18.58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182" calcext:value-type="float">
            <text:p>-18.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589651612903" calcext:value-type="float">
            <text:p>-18.75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378848" calcext:value-type="float">
            <text:p>-18.73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4324" calcext:value-type="float">
            <text:p>-18.59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1276" calcext:value-type="float">
            <text:p>-18.59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134477419355" calcext:value-type="float">
            <text:p>-18.61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151264" calcext:value-type="float">
            <text:p>-18.71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68822" calcext:value-type="float">
            <text:p>-18.768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819785806452" calcext:value-type="float">
            <text:p>-18.6819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16244" calcext:value-type="float">
            <text:p>-18.71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410763870968" calcext:value-type="float">
            <text:p>-18.641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038488" calcext:value-type="float">
            <text:p>-18.70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54344" calcext:value-type="float">
            <text:p>-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741581538462" calcext:value-type="float">
            <text:p>-18.67415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05526" calcext:value-type="float">
            <text:p>-18.30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1631303225807" calcext:value-type="float">
            <text:p>-18.163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194712" calcext:value-type="float">
            <text:p>-18.0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037494193548" calcext:value-type="float">
            <text:p>-18.003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432456" calcext:value-type="float">
            <text:p>-18.04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200709677419" calcext:value-type="float">
            <text:p>-18.020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648196129032" calcext:value-type="float">
            <text:p>-17.8648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948148571429" calcext:value-type="float">
            <text:p>-18.0948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53081433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49544" calcext:value-type="float">
            <text:p>-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62" meta:object-count="0"/>
    <meta:user-defined meta:name="AppVersion">3.0</meta:user-defined>
  </office:meta>
</office:document-meta>
</file>